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ustituir un carácter por asterisco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albahaca -&gt; *lb*h*c* ('a') || especial -&gt; *sp*cial ('e')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52:33Z</dc:date>
    <meta:editing-cycles>5</meta:editing-cycles>
    <meta:editing-duration>PT3599S</meta:editing-duration>
  </office:meta>
</office:document-meta>
</file>